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Fine_20_Dashed_20__28_var_29_" svg:stroke-color="#99ccff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rect draw:style-name="gr1" draw:text-style-name="P1" draw:layer="layout" svg:width="5.6cm" svg:height="1.8cm" svg:x="10.8cm" svg:y="2.2cm">
          <text:p text:style-name="P1">Method Start</text:p>
        </draw:rect>
        <draw:rect draw:style-name="gr1" draw:text-style-name="P1" draw:layer="layout" svg:width="5.6cm" svg:height="1.8cm" svg:x="10.8cm" svg:y="16.2cm">
          <text:p text:style-name="P1">Method End</text:p>
        </draw:rect>
        <draw:rect draw:style-name="gr1" draw:text-style-name="P1" draw:layer="layout" svg:width="5.6cm" svg:height="1.8cm" svg:x="10.8cm" svg:y="6.2cm">
          <text:p text:style-name="P1">….</text:p>
        </draw:rect>
        <draw:rect draw:style-name="gr1" draw:text-style-name="P1" draw:layer="layout" svg:width="5.6cm" svg:height="1.8cm" svg:x="10.8cm" svg:y="12.8cm">
          <text:p text:style-name="P1">….</text:p>
        </draw:rect>
        <draw:rect draw:style-name="gr1" draw:text-style-name="P1" draw:layer="layout" svg:width="5.6cm" svg:height="1.8cm" svg:x="10.8cm" svg:y="9.4cm">
          <text:p text:style-name="P1">Block init</text:p>
        </draw:rect>
        <draw:line draw:style-name="gr2" draw:text-style-name="P1" draw:layer="layout" svg:x1="16.4cm" svg:y1="10.4cm" svg:x2="18.8cm" svg:y2="10.4cm">
          <text:p/>
        </draw:line>
        <draw:rect draw:style-name="gr1" draw:text-style-name="P1" draw:layer="layout" svg:width="6.2cm" svg:height="6.8cm" svg:x="18.8cm" svg:y="7cm">
          <text:p text:style-name="P1">Block start<text:line-break/><text:line-break/>…<text:line-break/><text:line-break/>…<text:line-break/><text:line-break/>Block end</text:p>
        </draw:rect>
        <draw:line draw:style-name="gr3" draw:text-style-name="P1" draw:layer="layout" svg:x1="13.6cm" svg:y1="4cm" svg:x2="13.6cm" svg:y2="6.2cm">
          <text:p/>
        </draw:line>
        <draw:line draw:style-name="gr3" draw:text-style-name="P1" draw:layer="layout" svg:x1="13.6cm" svg:y1="8cm" svg:x2="13.6cm" svg:y2="9.4cm">
          <text:p/>
        </draw:line>
        <draw:line draw:style-name="gr3" draw:text-style-name="P1" draw:layer="layout" svg:x1="13.6cm" svg:y1="11.2cm" svg:x2="13.6cm" svg:y2="12.8cm">
          <text:p/>
        </draw:line>
        <draw:line draw:style-name="gr3" draw:text-style-name="P1" draw:layer="layout" svg:x1="13.6cm" svg:y1="14.6cm" svg:x2="13.6cm" svg:y2="16.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rect draw:style-name="gr1" draw:text-style-name="P1" draw:layer="layout" svg:width="5.6cm" svg:height="1.8cm" svg:x="10.8cm" svg:y="1.2cm">
          <text:p text:style-name="P1">Method Start</text:p>
        </draw:rect>
        <draw:rect draw:style-name="gr1" draw:text-style-name="P1" xml:id="id3" draw:id="id3" draw:layer="layout" svg:width="5.6cm" svg:height="1.8cm" svg:x="10.8cm" svg:y="18.4cm">
          <text:p text:style-name="P1">Method End</text:p>
        </draw:rect>
        <draw:rect draw:style-name="gr1" draw:text-style-name="P1" draw:layer="layout" svg:width="5.6cm" svg:height="1.8cm" svg:x="10.8cm" svg:y="5.2cm">
          <text:p text:style-name="P1">….</text:p>
        </draw:rect>
        <draw:rect draw:style-name="gr1" draw:text-style-name="P1" draw:layer="layout" svg:width="5.6cm" svg:height="1.8cm" svg:x="10.8cm" svg:y="11.8cm">
          <text:p text:style-name="P1">….</text:p>
        </draw:rect>
        <draw:rect draw:style-name="gr1" draw:text-style-name="P1" draw:layer="layout" svg:width="5.6cm" svg:height="1.8cm" svg:x="10.8cm" svg:y="8.4cm">
          <text:p text:style-name="P1">Block init</text:p>
        </draw:rect>
        <draw:line draw:style-name="gr2" draw:text-style-name="P1" draw:layer="layout" svg:x1="16.4cm" svg:y1="9.4cm" svg:x2="18.8cm" svg:y2="9.4cm">
          <text:p/>
        </draw:line>
        <draw:rect draw:style-name="gr1" draw:text-style-name="P1" xml:id="id2" draw:id="id2" draw:layer="layout" svg:width="6.2cm" svg:height="6.8cm" svg:x="18.8cm" svg:y="6cm">
          <text:p text:style-name="P1">Block start<text:line-break/><text:line-break/>…<text:line-break/><text:line-break/>…<text:line-break/><text:line-break/>Block end</text:p>
        </draw:rect>
        <draw:line draw:style-name="gr3" draw:text-style-name="P1" draw:layer="layout" svg:x1="13.6cm" svg:y1="3cm" svg:x2="13.6cm" svg:y2="5.2cm">
          <text:p/>
        </draw:line>
        <draw:line draw:style-name="gr3" draw:text-style-name="P1" draw:layer="layout" svg:x1="13.6cm" svg:y1="7cm" svg:x2="13.6cm" svg:y2="8.4cm">
          <text:p/>
        </draw:line>
        <draw:line draw:style-name="gr3" draw:text-style-name="P1" draw:layer="layout" svg:x1="13.6cm" svg:y1="10.2cm" svg:x2="13.6cm" svg:y2="11.8cm">
          <text:p/>
        </draw:line>
        <draw:line draw:style-name="gr3" draw:text-style-name="P1" draw:layer="layout" svg:x1="13.6cm" svg:y1="13.6cm" svg:x2="13.6cm" svg:y2="15.2cm">
          <text:p/>
        </draw:line>
        <draw:rect draw:style-name="gr1" draw:text-style-name="P1" xml:id="id1" draw:id="id1" draw:layer="layout" svg:width="5.6cm" svg:height="1.8cm" svg:x="10.8cm" svg:y="15.2cm">
          <text:p text:style-name="P1">Call block</text:p>
        </draw:rect>
        <draw:connector draw:style-name="gr3" draw:text-style-name="P1" draw:layer="layout" draw:line-skew="0cm -2.499cm" svg:x1="16.4cm" svg:y1="16.1cm" svg:x2="21.9cm" svg:y2="6cm" draw:start-shape="id1" draw:start-glue-point="1" draw:end-shape="id2" draw:end-glue-point="0" svg:d="m16400 16100h1200v-13100h4300v3000">
          <text:p/>
        </draw:connector>
        <draw:connector draw:style-name="gr3" draw:text-style-name="P1" draw:layer="layout" draw:line-skew="2cm" svg:x1="21.9cm" svg:y1="12.8cm" svg:x2="13.6cm" svg:y2="18.4cm" draw:start-shape="id2" draw:end-shape="id3" draw:end-glue-point="0" svg:d="m21900 12800v4800h-8300v800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rect draw:style-name="gr1" draw:text-style-name="P1" draw:layer="layout" svg:width="5.6cm" svg:height="1.8cm" svg:x="1.2cm" svg:y="1cm">
          <text:p text:style-name="P1">Method Start</text:p>
        </draw:rect>
        <draw:rect draw:style-name="gr1" draw:text-style-name="P1" xml:id="id7" draw:id="id7" draw:layer="layout" svg:width="5.6cm" svg:height="1.8cm" svg:x="1.2cm" svg:y="18.2cm">
          <text:p text:style-name="P1">Method End</text:p>
        </draw:rect>
        <draw:rect draw:style-name="gr1" draw:text-style-name="P1" draw:layer="layout" svg:width="5.6cm" svg:height="1.8cm" svg:x="1.2cm" svg:y="5cm">
          <text:p text:style-name="P1">….</text:p>
        </draw:rect>
        <draw:rect draw:style-name="gr1" draw:text-style-name="P1" draw:layer="layout" svg:width="5.6cm" svg:height="1.8cm" svg:x="1.2cm" svg:y="11.6cm">
          <text:p text:style-name="P1">….</text:p>
        </draw:rect>
        <draw:rect draw:style-name="gr1" draw:text-style-name="P1" xml:id="id10" draw:id="id10" draw:layer="layout" svg:width="5.6cm" svg:height="1.8cm" svg:x="1.2cm" svg:y="8.2cm">
          <text:p text:style-name="P1">Block init</text:p>
        </draw:rect>
        <draw:line draw:style-name="gr2" draw:text-style-name="P1" draw:layer="layout" svg:x1="6.8cm" svg:y1="9.2cm" svg:x2="9.2cm" svg:y2="9.2cm">
          <text:p/>
        </draw:line>
        <draw:rect draw:style-name="gr1" draw:text-style-name="P1" xml:id="id9" draw:id="id9" draw:layer="layout" svg:width="6.2cm" svg:height="6.8cm" svg:x="9.2cm" svg:y="5.8cm">
          <text:p text:style-name="P1">Block start<text:line-break/><text:line-break/>…<text:line-break/><text:line-break/>…<text:line-break/><text:line-break/>Block end</text:p>
        </draw:rect>
        <draw:line draw:style-name="gr3" draw:text-style-name="P1" draw:layer="layout" svg:x1="4cm" svg:y1="2.8cm" svg:x2="4cm" svg:y2="5cm">
          <text:p/>
        </draw:line>
        <draw:line draw:style-name="gr3" draw:text-style-name="P1" draw:layer="layout" svg:x1="4cm" svg:y1="6.8cm" svg:x2="4cm" svg:y2="8.2cm">
          <text:p/>
        </draw:line>
        <draw:line draw:style-name="gr3" draw:text-style-name="P1" draw:layer="layout" svg:x1="4cm" svg:y1="10cm" svg:x2="4cm" svg:y2="11.6cm">
          <text:p/>
        </draw:line>
        <draw:line draw:style-name="gr3" draw:text-style-name="P1" draw:layer="layout" svg:x1="4cm" svg:y1="13.4cm" svg:x2="4cm" svg:y2="15cm">
          <text:p/>
        </draw:line>
        <draw:rect draw:style-name="gr1" draw:text-style-name="P1" xml:id="id4" draw:id="id4" draw:layer="layout" svg:width="6.6cm" svg:height="1.8cm" svg:x="0.6cm" svg:y="15cm">
          <text:p text:style-name="P1">Call another method<text:line-break/>with block as param</text:p>
        </draw:rect>
        <draw:connector draw:style-name="gr3" draw:text-style-name="P1" draw:layer="layout" draw:line-skew="-4.8cm" svg:x1="7.2cm" svg:y1="15.9cm" svg:x2="18.4cm" svg:y2="1.7cm" draw:start-shape="id4" draw:start-glue-point="1" draw:end-shape="id5" svg:d="m7200 15900h800v-14200h10400">
          <text:p/>
        </draw:connector>
        <draw:connector draw:style-name="gr3" draw:text-style-name="P1" draw:layer="layout" svg:x1="22.2cm" svg:y1="17cm" svg:x2="4cm" svg:y2="18.2cm" draw:start-shape="id6" draw:start-glue-point="2" draw:end-shape="id7" draw:end-glue-point="0" svg:d="m22200 17000v600h-18200v600">
          <text:p/>
        </draw:connector>
        <draw:rect draw:style-name="gr1" draw:text-style-name="P1" xml:id="id5" draw:id="id5" draw:layer="layout" svg:width="7.6cm" svg:height="1.8cm" svg:x="18.4cm" svg:y="0.8cm">
          <text:p text:style-name="P1">Method Start, block</text:p>
        </draw:rect>
        <draw:rect draw:style-name="gr1" draw:text-style-name="P1" draw:layer="layout" svg:width="5.6cm" svg:height="1.8cm" svg:x="19.4cm" svg:y="4.2cm">
          <text:p text:style-name="P1">….</text:p>
        </draw:rect>
        <draw:rect draw:style-name="gr1" draw:text-style-name="P1" xml:id="id8" draw:id="id8" draw:layer="layout" svg:width="5.6cm" svg:height="1.8cm" svg:x="19.4cm" svg:y="8cm">
          <text:p text:style-name="P1">Call block</text:p>
        </draw:rect>
        <draw:rect draw:style-name="gr1" draw:text-style-name="P1" xml:id="id6" draw:id="id6" draw:layer="layout" svg:width="5.6cm" svg:height="1.8cm" svg:x="19.4cm" svg:y="15.2cm">
          <text:p text:style-name="P1">Method End</text:p>
        </draw:rect>
        <draw:line draw:style-name="gr3" draw:text-style-name="P1" draw:layer="layout" svg:x1="22.2cm" svg:y1="2.6cm" svg:x2="22.2cm" svg:y2="4.2cm">
          <text:p/>
        </draw:line>
        <draw:line draw:style-name="gr3" draw:text-style-name="P1" draw:layer="layout" svg:x1="22.2cm" svg:y1="6cm" svg:x2="22.2cm" svg:y2="8cm">
          <text:p/>
        </draw:line>
        <draw:connector draw:style-name="gr3" draw:text-style-name="P1" draw:layer="layout" draw:line-skew="0cm -1.499cm" svg:x1="19.4cm" svg:y1="8.9cm" svg:x2="12.3cm" svg:y2="5.8cm" draw:start-shape="id8" draw:start-glue-point="3" draw:end-shape="id9" draw:end-glue-point="0" svg:d="m19400 8900h-2000v-5100h-5100v2000">
          <text:p/>
        </draw:connector>
        <draw:connector draw:style-name="gr3" draw:text-style-name="P1" draw:layer="layout" svg:x1="12.3cm" svg:y1="12.6cm" svg:x2="22.2cm" svg:y2="15.2cm" draw:start-shape="id9" draw:start-glue-point="2" draw:end-shape="id6" draw:end-glue-point="0" svg:d="m12300 12600v1300h9900v1300">
          <text:p/>
        </draw:connector>
        <draw:connector draw:style-name="gr5" draw:text-style-name="P1" draw:layer="layout" draw:type="curve" svg:x1="1.2cm" svg:y1="9.1cm" svg:x2="22.2cm" svg:y2="0.8cm" draw:start-shape="id10" draw:start-glue-point="3" draw:end-shape="id5" draw:end-glue-point="0" svg:d="m1200 9100c-751 0-627-4401 4811-6664s16189-2387 16189-1636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rect draw:style-name="gr1" draw:text-style-name="P1" draw:layer="layout" svg:width="4cm" svg:height="1.8cm" svg:x="17.6cm" svg:y="1.8cm">
          <text:p text:style-name="P1">Object 1</text:p>
        </draw:rect>
        <draw:rect draw:style-name="gr1" draw:text-style-name="P1" draw:layer="layout" svg:width="4cm" svg:height="1.8cm" svg:x="17.6cm" svg:y="5cm">
          <text:p text:style-name="P1">Block</text:p>
        </draw:rect>
        <draw:line draw:style-name="gr6" draw:text-style-name="P1" draw:layer="layout" svg:x1="19.6cm" svg:y1="3.6cm" svg:x2="19.6cm" svg:y2="5cm">
          <text:p/>
        </draw:line>
        <draw:rect draw:style-name="gr1" draw:text-style-name="P1" draw:layer="layout" svg:width="2.4cm" svg:height="1.6cm" svg:x="19.6cm" svg:y="7.2cm">
          <text:p text:style-name="P1">self</text:p>
        </draw:rect>
        <draw:line draw:style-name="gr6" draw:text-style-name="P1" draw:layer="layout" svg:x1="18.4cm" svg:y1="6.8cm" svg:x2="18.4cm" svg:y2="8cm">
          <text:p/>
        </draw:line>
        <draw:line draw:style-name="gr6" draw:text-style-name="P1" draw:layer="layout" svg:x1="18.4cm" svg:y1="8cm" svg:x2="19.6cm" svg:y2="8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rect draw:style-name="gr1" draw:text-style-name="P1" draw:layer="layout" svg:width="4cm" svg:height="1.8cm" svg:x="17.6cm" svg:y="1.8cm">
          <text:p text:style-name="P1">Object 1</text:p>
        </draw:rect>
        <draw:rect draw:style-name="gr1" draw:text-style-name="P1" draw:layer="layout" svg:width="4cm" svg:height="1.8cm" svg:x="17.6cm" svg:y="5cm">
          <text:p text:style-name="P1">Block</text:p>
        </draw:rect>
        <draw:line draw:style-name="gr6" draw:text-style-name="P1" draw:layer="layout" svg:x1="19.6cm" svg:y1="3.6cm" svg:x2="19.6cm" svg:y2="5cm">
          <text:p/>
        </draw:line>
        <draw:rect draw:style-name="gr1" draw:text-style-name="P1" draw:layer="layout" svg:width="2.4cm" svg:height="1.6cm" svg:x="19.6cm" svg:y="7.2cm">
          <text:p text:style-name="P1">self</text:p>
        </draw:rect>
        <draw:line draw:style-name="gr6" draw:text-style-name="P1" draw:layer="layout" svg:x1="18.4cm" svg:y1="6.8cm" svg:x2="18.4cm" svg:y2="8cm">
          <text:p/>
        </draw:line>
        <draw:line draw:style-name="gr6" draw:text-style-name="P1" draw:layer="layout" svg:x1="18.4cm" svg:y1="8cm" svg:x2="19.6cm" svg:y2="8cm">
          <text:p/>
        </draw:line>
        <draw:rect draw:style-name="gr1" draw:text-style-name="P1" draw:layer="layout" svg:width="4cm" svg:height="1.8cm" svg:x="2.2cm" svg:y="1.8cm">
          <text:p text:style-name="P1">Object 2</text:p>
        </draw:rect>
        <draw:rect draw:style-name="gr1" draw:text-style-name="P1" draw:layer="layout" svg:width="4cm" svg:height="1.6cm" svg:x="2.2cm" svg:y="4.4cm">
          <text:p text:style-name="P1">Properties</text:p>
        </draw:rect>
        <draw:line draw:style-name="gr6" draw:text-style-name="P1" draw:layer="layout" svg:x1="4.2cm" svg:y1="3.6cm" svg:x2="4.2cm" svg:y2="4.4cm">
          <text:p/>
        </draw:line>
        <draw:line draw:style-name="gr6" draw:text-style-name="P1" draw:layer="layout" svg:x1="6.2cm" svg:y1="5.2cm" svg:x2="7.4cm" svg:y2="5.2cm">
          <text:p/>
        </draw:line>
        <draw:rect draw:style-name="gr1" draw:text-style-name="P1" draw:layer="layout" svg:width="3.2cm" svg:height="1.6cm" svg:x="7.4cm" svg:y="4.4cm">
          <text:p text:style-name="P1">Block</text:p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rect draw:style-name="gr1" draw:text-style-name="P1" draw:layer="layout" svg:width="4cm" svg:height="1.8cm" svg:x="17.6cm" svg:y="1.8cm">
          <text:p text:style-name="P1">Object 1</text:p>
        </draw:rect>
        <draw:rect draw:style-name="gr1" draw:text-style-name="P1" draw:layer="layout" svg:width="4cm" svg:height="1.8cm" svg:x="17.6cm" svg:y="5cm">
          <text:p text:style-name="P1">Block</text:p>
        </draw:rect>
        <draw:line draw:style-name="gr6" draw:text-style-name="P1" draw:layer="layout" svg:x1="19.6cm" svg:y1="3.6cm" svg:x2="19.6cm" svg:y2="5cm">
          <text:p/>
        </draw:line>
        <draw:rect draw:style-name="gr1" draw:text-style-name="P1" draw:layer="layout" svg:width="2.4cm" svg:height="1.6cm" svg:x="19.6cm" svg:y="7.2cm">
          <text:p text:style-name="P1">self</text:p>
        </draw:rect>
        <draw:line draw:style-name="gr6" draw:text-style-name="P1" draw:layer="layout" svg:x1="18.4cm" svg:y1="6.8cm" svg:x2="18.4cm" svg:y2="8cm">
          <text:p/>
        </draw:line>
        <draw:line draw:style-name="gr6" draw:text-style-name="P1" draw:layer="layout" svg:x1="18.4cm" svg:y1="8cm" svg:x2="19.6cm" svg:y2="8cm">
          <text:p/>
        </draw:line>
        <draw:rect draw:style-name="gr1" draw:text-style-name="P1" draw:layer="layout" svg:width="4cm" svg:height="1.8cm" svg:x="2.2cm" svg:y="1.8cm">
          <text:p text:style-name="P1">Object 2</text:p>
        </draw:rect>
        <draw:rect draw:style-name="gr1" draw:text-style-name="P1" draw:layer="layout" svg:width="4cm" svg:height="1.6cm" svg:x="2.2cm" svg:y="4.4cm">
          <text:p text:style-name="P1">Properties</text:p>
        </draw:rect>
        <draw:line draw:style-name="gr6" draw:text-style-name="P1" draw:layer="layout" svg:x1="4.2cm" svg:y1="3.6cm" svg:x2="4.2cm" svg:y2="4.4cm">
          <text:p/>
        </draw:line>
        <draw:line draw:style-name="gr6" draw:text-style-name="P1" draw:layer="layout" svg:x1="6.2cm" svg:y1="5.2cm" svg:x2="7.4cm" svg:y2="5.2cm">
          <text:p/>
        </draw:line>
        <draw:rect draw:style-name="gr1" draw:text-style-name="P1" draw:layer="layout" svg:width="3.2cm" svg:height="1.6cm" svg:x="7.4cm" svg:y="4.4cm">
          <text:p text:style-name="P1">Block</text:p>
        </draw:rect>
        <draw:rect draw:style-name="gr1" draw:text-style-name="P1" draw:layer="layout" svg:width="4cm" svg:height="1.8cm" svg:x="2.4cm" svg:y="9.8cm">
          <text:p text:style-name="P1">Object 3</text:p>
        </draw:rect>
        <draw:rect draw:style-name="gr1" draw:text-style-name="P1" draw:layer="layout" svg:width="4.6cm" svg:height="1.6cm" svg:x="2cm" svg:y="12.4cm">
          <text:p text:style-name="P1">Method Param</text:p>
        </draw:rect>
        <draw:line draw:style-name="gr6" draw:text-style-name="P1" draw:layer="layout" svg:x1="4.4cm" svg:y1="11.6cm" svg:x2="4.4cm" svg:y2="12.4cm">
          <text:p/>
        </draw:line>
        <draw:line draw:style-name="gr6" draw:text-style-name="P1" draw:layer="layout" svg:x1="6.6cm" svg:y1="13.2cm" svg:x2="7.6cm" svg:y2="13.2cm">
          <text:p/>
        </draw:line>
        <draw:rect draw:style-name="gr1" draw:text-style-name="P1" draw:layer="layout" svg:width="3.2cm" svg:height="1.6cm" svg:x="7.6cm" svg:y="12.4cm">
          <text:p text:style-name="P1">Block</text:p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rect draw:style-name="gr1" draw:text-style-name="P1" xml:id="id12" draw:id="id12" draw:layer="layout" svg:width="4cm" svg:height="1.8cm" svg:x="17.6cm" svg:y="1.8cm">
          <text:p text:style-name="P1">Object 1</text:p>
        </draw:rect>
        <draw:rect draw:style-name="gr1" draw:text-style-name="P1" draw:layer="layout" svg:width="4cm" svg:height="1.8cm" svg:x="17.6cm" svg:y="5cm">
          <text:p text:style-name="P1">Block</text:p>
        </draw:rect>
        <draw:line draw:style-name="gr6" draw:text-style-name="P1" draw:layer="layout" svg:x1="19.6cm" svg:y1="3.6cm" svg:x2="19.6cm" svg:y2="5cm">
          <text:p/>
        </draw:line>
        <draw:rect draw:style-name="gr1" draw:text-style-name="P1" xml:id="id11" draw:id="id11" draw:layer="layout" svg:width="2.4cm" svg:height="1.6cm" svg:x="19.6cm" svg:y="7.2cm">
          <text:p text:style-name="P1">self</text:p>
        </draw:rect>
        <draw:line draw:style-name="gr6" draw:text-style-name="P1" draw:layer="layout" svg:x1="18.4cm" svg:y1="6.8cm" svg:x2="18.4cm" svg:y2="8cm">
          <text:p/>
        </draw:line>
        <draw:line draw:style-name="gr6" draw:text-style-name="P1" draw:layer="layout" svg:x1="18.4cm" svg:y1="8cm" svg:x2="19.6cm" svg:y2="8cm">
          <text:p/>
        </draw:line>
        <draw:rect draw:style-name="gr1" draw:text-style-name="P1" draw:layer="layout" svg:width="4cm" svg:height="1.8cm" svg:x="2.2cm" svg:y="1.8cm">
          <text:p text:style-name="P1">Object 2</text:p>
        </draw:rect>
        <draw:rect draw:style-name="gr1" draw:text-style-name="P1" draw:layer="layout" svg:width="4cm" svg:height="1.6cm" svg:x="2.2cm" svg:y="4.4cm">
          <text:p text:style-name="P1">Properties</text:p>
        </draw:rect>
        <draw:line draw:style-name="gr6" draw:text-style-name="P1" draw:layer="layout" svg:x1="4.2cm" svg:y1="3.6cm" svg:x2="4.2cm" svg:y2="4.4cm">
          <text:p/>
        </draw:line>
        <draw:line draw:style-name="gr6" draw:text-style-name="P1" draw:layer="layout" svg:x1="6.2cm" svg:y1="5.2cm" svg:x2="7.4cm" svg:y2="5.2cm">
          <text:p/>
        </draw:line>
        <draw:rect draw:style-name="gr1" draw:text-style-name="P1" draw:layer="layout" svg:width="3.2cm" svg:height="1.6cm" svg:x="7.4cm" svg:y="4.4cm">
          <text:p text:style-name="P1">Block</text:p>
        </draw:rect>
        <draw:rect draw:style-name="gr1" draw:text-style-name="P1" draw:layer="layout" svg:width="4cm" svg:height="1.8cm" svg:x="2.4cm" svg:y="9.8cm">
          <text:p text:style-name="P1">Object 3</text:p>
        </draw:rect>
        <draw:rect draw:style-name="gr1" draw:text-style-name="P1" draw:layer="layout" svg:width="4.6cm" svg:height="1.6cm" svg:x="2cm" svg:y="12.4cm">
          <text:p text:style-name="P1">Method Param</text:p>
        </draw:rect>
        <draw:line draw:style-name="gr6" draw:text-style-name="P1" draw:layer="layout" svg:x1="4.4cm" svg:y1="11.6cm" svg:x2="4.4cm" svg:y2="12.4cm">
          <text:p/>
        </draw:line>
        <draw:line draw:style-name="gr6" draw:text-style-name="P1" draw:layer="layout" svg:x1="6.6cm" svg:y1="13.2cm" svg:x2="7.6cm" svg:y2="13.2cm">
          <text:p/>
        </draw:line>
        <draw:rect draw:style-name="gr1" draw:text-style-name="P1" draw:layer="layout" svg:width="3.2cm" svg:height="1.6cm" svg:x="7.6cm" svg:y="12.4cm">
          <text:p text:style-name="P1">Block</text:p>
        </draw:rect>
        <draw:line draw:style-name="gr3" draw:text-style-name="P1" draw:layer="layout" svg:x1="10.6cm" svg:y1="5.2cm" svg:x2="17.6cm" svg:y2="6cm">
          <text:p/>
        </draw:line>
        <draw:line draw:style-name="gr3" draw:text-style-name="P1" draw:layer="layout" svg:x1="17.6cm" svg:y1="6cm" svg:x2="10.8cm" svg:y2="13.2cm">
          <text:p/>
        </draw:line>
        <draw:connector draw:style-name="gr7" draw:text-style-name="P1" draw:layer="layout" draw:type="curve" draw:line-skew="2.374cm" svg:x1="22cm" svg:y1="8cm" svg:x2="21.6cm" svg:y2="2.7cm" draw:start-shape="id11" draw:start-glue-point="1" draw:end-shape="id12" draw:end-glue-point="1" svg:d="m22000 8000c4312 0 4512-5300-400-5300">
          <text:p/>
        </draw:connecto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rect draw:style-name="gr1" draw:text-style-name="P1" draw:layer="layout" svg:width="4cm" svg:height="1.8cm" svg:x="10.8cm" svg:y="2.4cm">
          <text:p text:style-name="P1">Object</text:p>
        </draw:rect>
        <draw:rect draw:style-name="gr1" draw:text-style-name="P1" draw:layer="layout" svg:width="4cm" svg:height="1.8cm" svg:x="10.8cm" svg:y="8.2cm">
          <text:p text:style-name="P1">Block</text:p>
        </draw:rect>
        <draw:rect draw:style-name="gr1" draw:text-style-name="P1" draw:layer="layout" svg:width="2.4cm" svg:height="1.6cm" svg:x="12.8cm" svg:y="10.4cm">
          <text:p text:style-name="P1">self</text:p>
        </draw:rect>
        <draw:line draw:style-name="gr6" draw:text-style-name="P1" draw:layer="layout" svg:x1="11.6cm" svg:y1="10cm" svg:x2="11.6cm" svg:y2="16cm">
          <text:p/>
        </draw:line>
        <draw:rect draw:style-name="gr1" draw:text-style-name="P1" draw:layer="layout" svg:width="4cm" svg:height="1.4cm" svg:x="10.8cm" svg:y="6.8cm">
          <text:p text:style-name="P1">Property</text:p>
        </draw:rect>
        <draw:line draw:style-name="gr3" draw:text-style-name="P1" draw:layer="layout" svg:x1="12.8cm" svg:y1="4.2cm" svg:x2="12.8cm" svg:y2="6.8cm">
          <text:p/>
        </draw:line>
        <draw:line draw:style-name="gr3" draw:text-style-name="P1" draw:layer="layout" svg:x1="11.6cm" svg:y1="11.2cm" svg:x2="12.8cm" svg:y2="11.2cm">
          <text:p/>
        </draw:line>
        <draw:frame draw:style-name="gr8" draw:layer="layout" svg:width="2.267cm" svg:height="0.962cm" svg:x="8.4cm" svg:y="11.8cm">
          <draw:text-box>
            <text:p>strong</text:p>
          </draw:text-box>
        </draw:frame>
        <draw:frame draw:style-name="gr8" draw:layer="layout" svg:width="2.267cm" svg:height="0.962cm" svg:x="10.133cm" svg:y="4.838cm">
          <draw:text-box>
            <text:p>strong</text:p>
          </draw:text-box>
        </draw:frame>
        <draw:rect draw:style-name="gr1" draw:text-style-name="P1" draw:layer="layout" svg:width="4.4cm" svg:height="1.6cm" svg:x="12.8cm" svg:y="12.7cm">
          <text:p text:style-name="P1">NSString*</text:p>
        </draw:rect>
        <draw:rect draw:style-name="gr1" draw:text-style-name="P1" draw:layer="layout" svg:width="4.4cm" svg:height="1.6cm" svg:x="12.8cm" svg:y="15.2cm">
          <text:p text:style-name="P1">NSArray*</text:p>
        </draw:rect>
        <draw:line draw:style-name="gr3" draw:text-style-name="P1" draw:layer="layout" svg:x1="11.6cm" svg:y1="16cm" svg:x2="12.8cm" svg:y2="16cm">
          <text:p/>
        </draw:line>
        <draw:line draw:style-name="gr3" draw:text-style-name="P1" draw:layer="layout" svg:x1="11.6cm" svg:y1="13.5cm" svg:x2="12.8cm" svg:y2="13.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rect draw:style-name="gr1" draw:text-style-name="P1" xml:id="id13" draw:id="id13" draw:layer="layout" svg:width="4cm" svg:height="1.8cm" svg:x="10.801cm" svg:y="2.4cm">
          <text:p text:style-name="P1">Object</text:p>
        </draw:rect>
        <draw:rect draw:style-name="gr1" draw:text-style-name="P1" draw:layer="layout" svg:width="4cm" svg:height="1.8cm" svg:x="10.801cm" svg:y="8.2cm">
          <text:p text:style-name="P1">Block</text:p>
        </draw:rect>
        <draw:rect draw:style-name="gr1" draw:text-style-name="P1" draw:layer="layout" svg:width="2.4cm" svg:height="1.6cm" svg:x="14.8cm" svg:y="10.4cm">
          <text:p text:style-name="P1">self</text:p>
        </draw:rect>
        <draw:line draw:style-name="gr6" draw:text-style-name="P1" draw:layer="layout" svg:x1="11.601cm" svg:y1="10cm" svg:x2="11.601cm" svg:y2="16cm">
          <text:p/>
        </draw:line>
        <draw:rect draw:style-name="gr1" draw:text-style-name="P1" xml:id="id14" draw:id="id14" draw:layer="layout" svg:width="4cm" svg:height="1.4cm" svg:x="10.801cm" svg:y="6.8cm">
          <text:p text:style-name="P1">Property</text:p>
        </draw:rect>
        <draw:line draw:style-name="gr3" draw:text-style-name="P1" draw:layer="layout" svg:x1="12.801cm" svg:y1="4.2cm" svg:x2="12.801cm" svg:y2="6.8cm">
          <text:p/>
        </draw:line>
        <draw:line draw:style-name="gr3" draw:text-style-name="P1" draw:layer="layout" svg:x1="11.601cm" svg:y1="11.2cm" svg:x2="14.8cm" svg:y2="11.2cm">
          <text:p/>
        </draw:line>
        <draw:frame draw:style-name="gr8" draw:layer="layout" svg:width="2.267cm" svg:height="0.962cm" svg:x="8.4cm" svg:y="12.6cm">
          <draw:text-box>
            <text:p>strong</text:p>
          </draw:text-box>
        </draw:frame>
        <draw:frame draw:style-name="gr8" draw:layer="layout" svg:width="2.267cm" svg:height="0.962cm" svg:x="10.134cm" svg:y="4.838cm">
          <draw:text-box>
            <text:p>strong</text:p>
          </draw:text-box>
        </draw:frame>
        <draw:rect draw:style-name="gr1" draw:text-style-name="P1" draw:layer="layout" svg:width="4.4cm" svg:height="1.6cm" svg:x="12.801cm" svg:y="12.7cm">
          <text:p text:style-name="P1">NSString*</text:p>
        </draw:rect>
        <draw:rect draw:style-name="gr1" draw:text-style-name="P1" draw:layer="layout" svg:width="4.4cm" svg:height="1.6cm" svg:x="12.801cm" svg:y="15.2cm">
          <text:p text:style-name="P1">NSArray*</text:p>
        </draw:rect>
        <draw:line draw:style-name="gr3" draw:text-style-name="P1" draw:layer="layout" svg:x1="11.601cm" svg:y1="16cm" svg:x2="12.801cm" svg:y2="16cm">
          <text:p/>
        </draw:line>
        <draw:line draw:style-name="gr3" draw:text-style-name="P1" draw:layer="layout" svg:x1="11.601cm" svg:y1="13.5cm" svg:x2="12.801cm" svg:y2="13.5cm">
          <text:p/>
        </draw:line>
        <draw:connector draw:style-name="gr9" draw:text-style-name="P1" draw:layer="layout" draw:type="curve" draw:line-skew="-2.05cm" svg:x1="10.801cm" svg:y1="3.3cm" svg:x2="10.801cm" svg:y2="7.5cm" draw:start-shape="id13" draw:start-glue-point="3" draw:end-shape="id14" draw:end-glue-point="3" svg:d="m10801 3300c-3826 0-3826 4200 0 4200">
          <text:p/>
        </draw:connector>
        <draw:connector draw:style-name="gr9" draw:text-style-name="P1" draw:layer="layout" draw:type="curve" draw:line-skew="2.224cm" svg:x1="14.801cm" svg:y1="7.5cm" svg:x2="14.801cm" svg:y2="3.3cm" draw:start-shape="id14" draw:start-glue-point="1" draw:end-shape="id13" draw:end-glue-point="1" svg:d="m14801 7500c4087 0 4087-4200 0-4200">
          <text:p/>
        </draw:connecto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rect draw:style-name="gr1" draw:text-style-name="P1" xml:id="id15" draw:id="id15" draw:layer="layout" svg:width="4cm" svg:height="1.8cm" svg:x="10.801cm" svg:y="2.4cm">
          <text:p text:style-name="P1">Object</text:p>
        </draw:rect>
        <draw:rect draw:style-name="gr1" draw:text-style-name="P1" draw:layer="layout" svg:width="4cm" svg:height="1.8cm" svg:x="10.801cm" svg:y="8.2cm">
          <text:p text:style-name="P1">Block</text:p>
        </draw:rect>
        <draw:rect draw:style-name="gr1" draw:text-style-name="P1" draw:layer="layout" svg:width="2.4cm" svg:height="1.6cm" svg:x="14.8cm" svg:y="10.4cm">
          <text:p text:style-name="P1">self</text:p>
        </draw:rect>
        <draw:line draw:style-name="gr6" draw:text-style-name="P1" draw:layer="layout" svg:x1="11.601cm" svg:y1="10cm" svg:x2="11.601cm" svg:y2="16cm">
          <text:p/>
        </draw:line>
        <draw:rect draw:style-name="gr1" draw:text-style-name="P1" xml:id="id16" draw:id="id16" draw:layer="layout" svg:width="4cm" svg:height="1.4cm" svg:x="10.801cm" svg:y="6.8cm">
          <text:p text:style-name="P1">Property</text:p>
        </draw:rect>
        <draw:line draw:style-name="gr3" draw:text-style-name="P1" draw:layer="layout" svg:x1="12.801cm" svg:y1="4.2cm" svg:x2="12.801cm" svg:y2="6.8cm">
          <text:p/>
        </draw:line>
        <draw:line draw:style-name="gr10" draw:text-style-name="P1" draw:layer="layout" svg:x1="11.601cm" svg:y1="11.2cm" svg:x2="14.8cm" svg:y2="11.2cm">
          <text:p/>
        </draw:line>
        <draw:frame draw:style-name="gr8" draw:layer="layout" svg:width="2.267cm" svg:height="0.962cm" svg:x="8.4cm" svg:y="12.6cm">
          <draw:text-box>
            <text:p>strong</text:p>
          </draw:text-box>
        </draw:frame>
        <draw:frame draw:style-name="gr8" draw:layer="layout" svg:width="2.267cm" svg:height="0.962cm" svg:x="10.134cm" svg:y="4.838cm">
          <draw:text-box>
            <text:p>strong</text:p>
          </draw:text-box>
        </draw:frame>
        <draw:rect draw:style-name="gr1" draw:text-style-name="P1" draw:layer="layout" svg:width="4.4cm" svg:height="1.6cm" svg:x="12.801cm" svg:y="12.7cm">
          <text:p text:style-name="P1">NSString*</text:p>
        </draw:rect>
        <draw:rect draw:style-name="gr1" draw:text-style-name="P1" draw:layer="layout" svg:width="4.4cm" svg:height="1.6cm" svg:x="12.801cm" svg:y="15.2cm">
          <text:p text:style-name="P1">NSArray*</text:p>
        </draw:rect>
        <draw:line draw:style-name="gr3" draw:text-style-name="P1" draw:layer="layout" svg:x1="11.601cm" svg:y1="16cm" svg:x2="12.801cm" svg:y2="16cm">
          <text:p/>
        </draw:line>
        <draw:line draw:style-name="gr3" draw:text-style-name="P1" draw:layer="layout" svg:x1="11.601cm" svg:y1="13.5cm" svg:x2="12.801cm" svg:y2="13.5cm">
          <text:p/>
        </draw:line>
        <draw:connector draw:style-name="gr9" draw:text-style-name="P1" draw:layer="layout" draw:type="curve" draw:line-skew="-2.05cm" svg:x1="10.801cm" svg:y1="3.3cm" svg:x2="10.801cm" svg:y2="7.5cm" draw:start-shape="id15" draw:start-glue-point="3" draw:end-shape="id16" draw:end-glue-point="3" svg:d="m10801 3300c-3826 0-3826 4200 0 4200">
          <text:p/>
        </draw:connector>
        <draw:frame draw:style-name="gr8" draw:layer="layout" svg:width="1.984cm" svg:height="0.962cm" svg:x="12.2cm" svg:y="10.2cm">
          <draw:text-box>
            <text:p>weak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5T20:31:52</meta:creation-date>
    <meta:editing-duration>PT6S</meta:editing-duration>
    <meta:editing-cycles>2</meta:editing-cycles>
    <dc:date>2013-10-25T23:34:50</dc:date>
    <meta:document-statistic meta:object-count="184"/>
    <meta:generator>OpenOffice/4.0.1$Unix OpenOffice.org_project/401m5$Build-9714</meta:generator>
  </office:meta>
</office:document-meta>
</file>